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<text:s/>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09T16:18:06.747371538</dc:date>
    <meta:editing-duration>P3DT4H4M</meta:editing-duration>
    <meta:editing-cycles>549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80" meta:non-whitespace-character-count="2299"/>
  </office:meta>
</office:document-meta>
</file>